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start" style:justify-single-word="false"/>
      <style:text-properties style:font-name="Trebuchet MS" fo:font-size="16pt" style:font-size-asian="16pt" style:font-size-complex="16pt"/>
    </style:style>
    <style:style style:name="P3" style:family="paragraph" style:parent-style-name="Standard">
      <style:paragraph-properties fo:text-align="center" style:justify-single-word="false"/>
      <style:text-properties style:font-name="Trebuchet MS" fo:font-size="12pt" style:font-size-asian="10.5pt" style:font-size-complex="12pt"/>
    </style:style>
    <style:style style:name="P4" style:family="paragraph" style:parent-style-name="Standard">
      <style:paragraph-properties fo:text-align="start" style:justify-single-word="false"/>
      <style:text-properties style:font-name="Trebuchet MS" fo:font-size="12pt" style:font-size-asian="10.5pt" style:font-size-complex="12pt"/>
    </style:style>
    <style:style style:name="P5" style:family="paragraph" style:parent-style-name="Standard">
      <style:paragraph-properties fo:text-align="center" style:justify-single-word="false"/>
      <style:text-properties style:font-name="Trebuchet MS" fo:font-size="22pt" style:font-size-asian="22pt" style:font-size-complex="2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ORMS</text:p>
      <text:p text:style-name="P1">- Règles du jeu -</text:p>
      <text:p text:style-name="P3"/>
      <text:p text:style-name="P4"/>
      <text:p text:style-name="P4"><text:tab/>WORMS est un jeu de plate-forme opposant deux adversaires. Le but du jeu est de tuer l’autre joueur à l’aide de grenades. Attention à leurs explosions et aux chutes mortelles ...</text:p>
      <text:p text:style-name="P4"/>
      <text:p text:style-name="P3"/>
      <text:p text:style-name="P2">A l’ouverture du menu principal :</text:p>
      <text:p text:style-name="P4"/>
      <text:p text:style-name="P4"><text:tab/>- Sélectionnez les noms des 2 joueurs.</text:p>
      <text:p text:style-name="P4"><text:tab/>- Lancez la partie en cliquant sur le bouton « Jouer » (Symbole).</text:p>
      <text:p text:style-name="P4"/>
      <text:p text:style-name="P2">L’écran de jeu apparaît :</text:p>
      <text:p text:style-name="P4"/>
      <text:p text:style-name="P4"><text:tab/>Chaque partie de WORMS se joue au tour par tour. C’est au joueur 1 de lancer les hostilités. Durant chaque tour, le joueur dispose de plusieurs possibilités :</text:p>
      <text:p text:style-name="P4"/>
      <text:p text:style-name="P4"><text:tab/>- Se déplacer ; A l’aide des flèches du clavier, le joueur peut se déplacer à gauche, à droite et sauter. Attention : chaque déplacement fait se remplir la jauge de distance du joueur. Une fois remplie, le personnage sera immobile.</text:p>
      <text:p text:style-name="P4"><text:s text:c="2"/></text:p>
      <text:p text:style-name="P4"><text:tab/>- Lancer une grenade ; Pour lancer une grenade, le joueur doit définir le côté du lancer, sa puissance et son angle dans les zones prévues en haut de l’écran.</text:p>
      <text:p text:style-name="P4">Deux flèches permettent de sélectionner si le lancer s’effectuera vers la gauche ou vers la droite.</text:p>
      <text:p text:style-name="P4">Une puissance utile sera comprise entre 10 et 180.</text:p>
      <text:p text:style-name="P4">L’angle doit être compris entre 0° et 90° (0° étant l’horizontale et 90° la verticale).</text:p>
      <text:p text:style-name="P4"/>
      <text:p text:style-name="P4">En appuyant sur la lettre « D », la grenade sera lancée.</text:p>
      <text:p text:style-name="P4">Les grenades infligent des dégâts aux personnages ainsi qu’au décor en formant des cratères dans le sol. </text:p>
      <text:p text:style-name="P4">Les joueurs ne peuvent lancer qu’une seule grenade par tour.</text:p>
      <text:p text:style-name="P4"/>
      <text:p text:style-name="P4"><text:tab/>Une fois que le joueur 1 a terminé son tour, c’est au joueur 2 de répliquer. Les mêmes possibilités sont proposées au joueur 2. </text:p>
      <text:p text:style-name="P4"/>
      <text:p text:style-name="P4"><text:tab/>C’est en lançant des grenades que l’ont inflige des dégâts aux personnages. L’objectif est de vider la jauge de vie de son adversaire, visible en haut de l’écran (à gauche, ou à dro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uis Boriasse</meta:initial-creator>
    <meta:creation-date>2017-04-10T08:24:22.836000000</meta:creation-date>
    <dc:date>2017-04-13T15:49:43.29</dc:date>
    <meta:editing-duration>PT19M55S</meta:editing-duration>
    <meta:editing-cycles>4</meta:editing-cycles>
    <meta:generator>OpenOffice/4.1.1$Win32 OpenOffice.org_project/411m6$Build-9775</meta:generator>
    <meta:document-statistic meta:table-count="0" meta:image-count="0" meta:object-count="0" meta:page-count="1" meta:paragraph-count="19" meta:word-count="303" meta:character-count="1689"/>
  </office:meta>
</office:document-meta>
</file>